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ie Daten, die zur Erstellung der Zitationsgraphen dienen, entstammen vier Publikationsjournalen aus dem Bereich der Digital Humanities:</text:p>
      <text:list xml:id="list35455538" text:style-name="L1">
        <text:list-item>
          <text:p text:style-name="P1">Proceedings der Digital Humanities Conference</text:p>
        </text:list-item>
        <text:list-item>
          <text:p text:style-name="P1">Artikel der Digital Humanities Quaterly (DHQ)</text:p>
        </text:list-item>
        <text:list-item>
          <text:p text:style-name="P1">Journal of the Chicago Colloquium on Digital Humanities and Computer Science</text:p>
        </text:list-item>
        <text:list-item>
          <text:p text:style-name="P1">Literary and Lingistic Computing</text:p>
        </text:list-item>
      </text:list>
      <text:p text:style-name="Text_20_body">Alle Artikel bis auf diese aus Quelle (2) liegen im PDF Format vor. Die DHQ bietet auch XML Dateien an, die einem festgelegten XML-Schema folgen, und damit einer hierachischen Extraktion mittels geeigneter Parser zur Verfügung stehen. Die PDF Dateien werden wir mit Hilfe der Apache PDFBox in Text umwandeln, um darauf die Extraktion der Inhalte vornehmen zu können. Generell verwenden alle Journale verschiedene Arten Referenzen kennzuzeichnen. Beispielsweise werden Referenzen in (3) mittels Fußnoten angegeben und in einem Bibliographieteil gesammmelt aufgeführt, wohingegen (4) Referenzen im Text mittels Autoren Namen und Jahresangaben verwendet.</text:p>
      <text:p text:style-name="Text_20_body">In einem ersten Verarbeitungsschritt (Preprocessing) werden alle Quelldatein eingelesen, der Text extrahiert und in drei Hauptbereiche unterteilt: einen sogenannten <text:span text:style-name="T1">Head</text:span> (Title, Autoren, Abstract), <text:span text:style-name="T1">Body</text:span> (dem eigentlich Artikel) und <text:span text:style-name="T1">References</text:span><text:span text:style-name="T2"> (Bibliographie bzw. Referenzliste). Wir haben bereits einen rudimentären Preprocessor entworfen, der PDF Dateien in plain text umwandelt und eine noch ungenaue Unterteilung anhand von Signalwörtern vornimmt.</text:span></text:p>
      <text:p text:style-name="Text_20_body"><text:span text:style-name="T2">Es zeigte sich dass dieser für verhältnismäßig einfach gehaltene Teil aufgrund der Vielzahl unterschiedlicher Publikationsstile aufwendiger wird als gedacht und eine hoch präzise Unterteilung schwer zu realisieren sein wird. Eine Vorumwandlung aller PDFs in Klartext führt zu einem Verlust an Zusatzinformationen (Unterscheidung von Listen, Überschriften usw.) und muss gegebenenfalls aufgegeben werden. Eine genauere Einarbeitung in die PDFBox wird nötig sein um deren volle Funktionaliät für präziseres Parsen nutzen zu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laus Lyko</meta:initial-creator>
    <meta:creation-date>2011-11-30T15:25:24.04</meta:creation-date>
    <meta:document-statistic meta:table-count="0" meta:image-count="0" meta:object-count="0" meta:page-count="1" meta:paragraph-count="8" meta:word-count="263" meta:character-count="1972"/>
    <dc:date>2011-11-30T16:07:56.76</dc:date>
    <dc:creator>Klaus Lyko</dc:creator>
    <meta:editing-duration>PT7M19S</meta:editing-duration>
    <meta:editing-cycles>1</meta:editing-cycles>
    <meta:generator>OpenOffice.org/3.3$Win32 OpenOffice.org_project/330m20$Build-9567</meta:generator>
  </office:meta>
</office:document-meta>
</file>